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f9019" officeooo:paragraph-rsid="000f9019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2pt"/>
    </style:style>
    <style:style style:name="T2" style:family="text">
      <style:text-properties fo:font-size="11pt" style:font-size-asian="11pt" style:font-size-complex="11pt"/>
    </style:style>
    <style:style style:name="gr1" style:family="graphic">
      <style:graphic-properties draw:fill-color="#ffffff" draw:textarea-horizontal-align="justify" draw:textarea-vertical-align="middle" draw:auto-grow-height="false" fo:min-height="1.217cm" fo:min-width="3.3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1.217cm" fo:min-width="4.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1.219cm" fo:min-width="3.3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1.217cm" fo:min-width="3.0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ff" draw:textarea-horizontal-align="justify" draw:textarea-vertical-align="middle" draw:auto-grow-height="false" fo:min-height="1.217cm" fo:min-width="3.0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1.217cm" fo:min-width="3.4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ffff" draw:textarea-horizontal-align="justify" draw:textarea-vertical-align="middle" draw:auto-grow-height="false" fo:min-height="1.217cm" fo:min-width="3.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ffff" draw:textarea-horizontal-align="justify" draw:textarea-vertical-align="middle" draw:auto-grow-height="false" fo:min-height="1.217cm" fo:min-width="3.2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ffff" draw:textarea-horizontal-align="justify" draw:textarea-vertical-align="middle" draw:auto-grow-height="false" fo:min-height="1.217cm" fo:min-width="3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ffff" draw:textarea-horizontal-align="justify" draw:textarea-vertical-align="middle" draw:auto-grow-height="false" fo:min-height="1.217cm" fo:min-width="3.2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ffffff" draw:textarea-horizontal-align="justify" draw:textarea-vertical-align="middle" draw:auto-grow-height="false" fo:min-height="1.217cm" fo:min-width="3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ffff" draw:textarea-horizontal-align="justify" draw:textarea-vertical-align="middle" draw:auto-grow-height="false" fo:min-height="1.217cm" fo:min-width="3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ffffff" draw:textarea-horizontal-align="justify" draw:textarea-vertical-align="middle" draw:auto-grow-height="false" fo:min-height="1.217cm" fo:min-width="3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draw:text-style-name="P3" svg:width="3.335cm" svg:height="1.218cm" svg:x="7.004cm" svg:y="0.965cm"><text:p text:style-name="P2">IMuse</text:p><draw:enhanced-geometry svg:viewBox="0 0 21600 21600" draw:type="rectangle" draw:enhanced-path="M 0 0 L 21600 0 21600 21600 0 21600 0 0 Z N"/></draw:custom-shape><draw:custom-shape text:anchor-type="paragraph" draw:z-index="1" draw:style-name="gr2" draw:text-style-name="P3" svg:width="4.261cm" svg:height="1.218cm" svg:x="-0.139cm" svg:y="5.219cm"><text:p text:style-name="P2">Progettazione generale</text:p><draw:enhanced-geometry svg:viewBox="0 0 21600 21600" draw:type="rectangle" draw:enhanced-path="M 0 0 L 21600 0 21600 21600 0 21600 0 0 Z N"/></draw:custom-shape><draw:custom-shape text:anchor-type="paragraph" draw:z-index="2" draw:style-name="gr3" draw:text-style-name="P4" svg:width="3.336cm" svg:height="1.22cm" svg:x="12.788cm" svg:y="5.092cm"><text:p text:style-name="P2"><text:span text:style-name="T1">Web Application </text:span></text:p><text:p text:style-name="P2"><text:span text:style-name="T1"/></text:p><draw:enhanced-geometry svg:viewBox="0 0 21600 21600" draw:type="rectangle" draw:enhanced-path="M 0 0 L 21600 0 21600 21600 0 21600 0 0 Z N"/></draw:custom-shape><draw:custom-shape text:anchor-type="paragraph" draw:z-index="3" draw:style-name="gr4" draw:text-style-name="P6" svg:width="3.006cm" svg:height="1.218cm" svg:x="0.677cm" svg:y="8.955cm"><text:p text:style-name="P5"><text:span text:style-name="T2">Team</text:span></text:p><draw:enhanced-geometry svg:viewBox="0 0 21600 21600" draw:type="rectangle" draw:enhanced-path="M 0 0 L 21600 0 21600 21600 0 21600 0 0 Z N"/></draw:custom-shape><draw:line text:anchor-type="paragraph" draw:z-index="4" draw:name="Forma1" draw:style-name="gr5" draw:text-style-name="P2" svg:x1="0.072cm" svg:y1="6.463cm" svg:x2="0.084cm" svg:y2="21.486cm"><text:p/></draw:line><draw:line text:anchor-type="paragraph" draw:z-index="5" draw:name="Forma2" draw:style-name="gr5" draw:text-style-name="P2" svg:x1="0.072cm" svg:y1="7.659cm" svg:x2="0.656cm" svg:y2="7.659cm"><text:p/></draw:line><draw:line text:anchor-type="paragraph" draw:z-index="6" draw:name="Forma3" draw:style-name="gr5" draw:text-style-name="P2" svg:x1="0.072cm" svg:y1="9.484cm" svg:x2="0.677cm" svg:y2="9.484cm"><text:p/></draw:line><draw:line text:anchor-type="paragraph" draw:z-index="7" draw:name="Forma4" draw:style-name="gr5" draw:text-style-name="P2" svg:x1="9.846cm" svg:y1="10.331cm" svg:x2="10.031cm" svg:y2="10.331cm"><text:p/></draw:line><draw:custom-shape text:anchor-type="paragraph" draw:z-index="8" draw:style-name="gr6" draw:text-style-name="P6" svg:width="3.059cm" svg:height="1.218cm" svg:x="0.677cm" svg:y="10.956cm"><text:p text:style-name="P5"><text:span text:style-name="T2">Business model</text:span></text:p><text:p text:style-name="P5"><text:span text:style-name="T2"><text:s/></text:span><text:span text:style-name="T2">canvas</text:span></text:p><draw:enhanced-geometry svg:viewBox="0 0 21600 21600" draw:type="rectangle" draw:enhanced-path="M 0 0 L 21600 0 21600 21600 0 21600 0 0 Z N"/></draw:custom-shape><draw:custom-shape text:anchor-type="paragraph" draw:z-index="9" draw:style-name="gr4" draw:text-style-name="P6" svg:width="3.006cm" svg:height="1.218cm" svg:x="0.677cm" svg:y="12.956cm"><text:p text:style-name="P5"><text:span text:style-name="T2">WBS</text:span></text:p><draw:enhanced-geometry svg:viewBox="0 0 21600 21600" draw:type="rectangle" draw:enhanced-path="M 0 0 L 21600 0 21600 21600 0 21600 0 0 Z N"/></draw:custom-shape><draw:custom-shape text:anchor-type="paragraph" draw:z-index="10" draw:style-name="gr7" draw:text-style-name="P6" svg:width="3.403cm" svg:height="1.218cm" svg:x="0.677cm" svg:y="14.956cm"><text:p text:style-name="P5"><text:span text:style-name="T2">Identificazione delle </text:span></text:p><text:p text:style-name="P5"><text:span text:style-name="T2">precedenze</text:span></text:p><draw:enhanced-geometry svg:viewBox="0 0 21600 21600" draw:type="rectangle" draw:enhanced-path="M 0 0 L 21600 0 21600 21600 0 21600 0 0 Z N"/></draw:custom-shape><draw:custom-shape text:anchor-type="paragraph" draw:z-index="11" draw:style-name="gr8" draw:text-style-name="P6" svg:width="3.271cm" svg:height="1.218cm" svg:x="0.677cm" svg:y="16.956cm"><text:p text:style-name="P5"><text:span text:style-name="T2">Diagramma di</text:span></text:p><text:p text:style-name="P5"><text:span text:style-name="T2"><text:s/></text:span><text:span text:style-name="T2">Gantt</text:span></text:p><draw:enhanced-geometry svg:viewBox="0 0 21600 21600" draw:type="rectangle" draw:enhanced-path="M 0 0 L 21600 0 21600 21600 0 21600 0 0 Z N"/></draw:custom-shape><draw:custom-shape text:anchor-type="paragraph" draw:z-index="12" draw:style-name="gr9" draw:text-style-name="P6" svg:width="3.245cm" svg:height="1.218cm" svg:x="0.677cm" svg:y="20.703cm"><text:p text:style-name="P5"><text:span text:style-name="T2">Analisi dei rischi</text:span></text:p><draw:enhanced-geometry svg:viewBox="0 0 21600 21600" draw:type="rectangle" draw:enhanced-path="M 0 0 L 21600 0 21600 21600 0 21600 0 0 Z N"/></draw:custom-shape><draw:custom-shape text:anchor-type="paragraph" draw:z-index="13" draw:style-name="gr9" draw:text-style-name="P6" svg:width="3.245cm" svg:height="1.218cm" svg:x="0.665cm" svg:y="18.576cm"><text:p text:style-name="P5"><text:span text:style-name="T2">Verifica e stesura</text:span></text:p><text:p text:style-name="P5"><text:span text:style-name="T2"><text:s/></text:span><text:span text:style-name="T2">del progetto</text:span></text:p><draw:enhanced-geometry svg:viewBox="0 0 21600 21600" draw:type="rectangle" draw:enhanced-path="M 0 0 L 21600 0 21600 21600 0 21600 0 0 Z N"/></draw:custom-shape><draw:line text:anchor-type="paragraph" draw:z-index="14" draw:name="Forma1" draw:style-name="gr5" draw:text-style-name="P2" svg:x1="7.073cm" svg:y1="6.463cm" svg:x2="7.122cm" svg:y2="15.485cm"><text:p/></draw:line><draw:line text:anchor-type="paragraph" draw:z-index="15" draw:name="Forma2" draw:style-name="gr5" draw:text-style-name="P2" svg:x1="7.073cm" svg:y1="7.659cm" svg:x2="7.657cm" svg:y2="7.659cm"><text:p/></draw:line><draw:line text:anchor-type="paragraph" draw:z-index="16" draw:name="Forma3" draw:style-name="gr5" draw:text-style-name="P2" svg:x1="7.073cm" svg:y1="9.484cm" svg:x2="7.678cm" svg:y2="9.484cm"><text:p/></draw:line><draw:custom-shape text:anchor-type="paragraph" draw:z-index="17" draw:style-name="gr10" draw:text-style-name="P6" svg:width="3.054cm" svg:height="1.218cm" svg:x="0.656cm" svg:y="7.034cm"><text:p text:style-name="P5"><text:span text:style-name="T2">Obiettivo</text:span></text:p><draw:enhanced-geometry svg:viewBox="0 0 21600 21600" draw:type="rectangle" draw:enhanced-path="M 0 0 L 21600 0 21600 21600 0 21600 0 0 Z N"/></draw:custom-shape><draw:custom-shape text:anchor-type="paragraph" draw:z-index="18" draw:style-name="gr11" draw:text-style-name="P6" svg:width="3.202cm" svg:height="1.218cm" svg:x="7.678cm" svg:y="6.955cm"><text:p text:style-name="P5"><text:span text:style-name="T2">Schema concettuale</text:span></text:p><draw:enhanced-geometry svg:viewBox="0 0 21600 21600" draw:type="rectangle" draw:enhanced-path="M 0 0 L 21600 0 21600 21600 0 21600 0 0 Z N"/></draw:custom-shape><draw:custom-shape text:anchor-type="paragraph" draw:z-index="19" draw:style-name="gr12" draw:text-style-name="P6" svg:width="3.255cm" svg:height="1.218cm" svg:x="7.678cm" svg:y="8.955cm"><text:p text:style-name="P5"><text:span text:style-name="T2">Schema logico</text:span></text:p><draw:enhanced-geometry svg:viewBox="0 0 21600 21600" draw:type="rectangle" draw:enhanced-path="M 0 0 L 21600 0 21600 21600 0 21600 0 0 Z N"/></draw:custom-shape><draw:custom-shape text:anchor-type="paragraph" draw:z-index="20" draw:style-name="gr12" draw:text-style-name="P6" svg:width="3.255cm" svg:height="1.218cm" svg:x="7.678cm" svg:y="10.956cm"><text:p text:style-name="P5"><text:span text:style-name="T2">Implementazione</text:span></text:p><draw:enhanced-geometry svg:viewBox="0 0 21600 21600" draw:type="rectangle" draw:enhanced-path="M 0 0 L 21600 0 21600 21600 0 21600 0 0 Z N"/></draw:custom-shape><draw:custom-shape text:anchor-type="paragraph" draw:z-index="21" draw:style-name="gr13" draw:text-style-name="P6" svg:width="3.44cm" svg:height="1.218cm" svg:x="7.678cm" svg:y="12.956cm"><text:p text:style-name="P5"><text:span text:style-name="T2">Popolazione e testing</text:span></text:p><draw:enhanced-geometry svg:viewBox="0 0 21600 21600" draw:type="rectangle" draw:enhanced-path="M 0 0 L 21600 0 21600 21600 0 21600 0 0 Z N"/></draw:custom-shape><draw:custom-shape text:anchor-type="paragraph" draw:z-index="22" draw:style-name="gr14" draw:text-style-name="P6" svg:width="3.414cm" svg:height="1.218cm" svg:x="7.678cm" svg:y="14.956cm"><text:p text:style-name="P5"><text:span text:style-name="T2">Interrogazioni</text:span></text:p><draw:enhanced-geometry svg:viewBox="0 0 21600 21600" draw:type="rectangle" draw:enhanced-path="M 0 0 L 21600 0 21600 21600 0 21600 0 0 Z N"/></draw:custom-shape><draw:line text:anchor-type="paragraph" draw:z-index="23" draw:name="Forma1" draw:style-name="gr5" draw:text-style-name="P2" svg:x1="13.074cm" svg:y1="6.311cm" svg:x2="13.074cm" svg:y2="9.114cm"><text:p/></draw:line><draw:line text:anchor-type="paragraph" draw:z-index="24" draw:name="Forma2" draw:style-name="gr5" draw:text-style-name="P2" svg:x1="13.074cm" svg:y1="7.288cm" svg:x2="13.658cm" svg:y2="7.288cm"><text:p/></draw:line><draw:line text:anchor-type="paragraph" draw:z-index="25" draw:name="Forma3" draw:style-name="gr5" draw:text-style-name="P2" svg:x1="13.074cm" svg:y1="9.114cm" svg:x2="13.679cm" svg:y2="9.114cm"><text:p/></draw:line><draw:line text:anchor-type="paragraph" draw:z-index="26" draw:name="Forma3" draw:style-name="gr5" draw:text-style-name="P2" svg:x1="7.073cm" svg:y1="15.485cm" svg:x2="7.678cm" svg:y2="15.485cm"><text:p/></draw:line><draw:line text:anchor-type="paragraph" draw:z-index="27" draw:name="Forma3" draw:style-name="gr5" draw:text-style-name="P2" svg:x1="7.073cm" svg:y1="13.485cm" svg:x2="7.678cm" svg:y2="13.485cm"><text:p/></draw:line><draw:line text:anchor-type="paragraph" draw:z-index="28" draw:name="Forma3" draw:style-name="gr5" draw:text-style-name="P2" svg:x1="7.073cm" svg:y1="11.485cm" svg:x2="7.678cm" svg:y2="11.485cm"><text:p/></draw:line><draw:line text:anchor-type="paragraph" draw:z-index="29" draw:name="Forma3" draw:style-name="gr5" draw:text-style-name="P2" svg:x1="0.072cm" svg:y1="21.486cm" svg:x2="0.677cm" svg:y2="21.486cm"><text:p/></draw:line><draw:line text:anchor-type="paragraph" draw:z-index="30" draw:name="Forma3" draw:style-name="gr5" draw:text-style-name="P2" svg:x1="0.072cm" svg:y1="11.485cm" svg:x2="0.677cm" svg:y2="11.485cm"><text:p/></draw:line><draw:line text:anchor-type="paragraph" draw:z-index="31" draw:name="Forma3" draw:style-name="gr5" draw:text-style-name="P2" svg:x1="0.072cm" svg:y1="13.485cm" svg:x2="0.677cm" svg:y2="13.485cm"><text:p/></draw:line><draw:line text:anchor-type="paragraph" draw:z-index="32" draw:name="Forma3" draw:style-name="gr5" draw:text-style-name="P2" svg:x1="0.072cm" svg:y1="15.485cm" svg:x2="0.677cm" svg:y2="15.485cm"><text:p/></draw:line><draw:line text:anchor-type="paragraph" draw:z-index="33" draw:name="Forma3" draw:style-name="gr5" draw:text-style-name="P2" svg:x1="0.072cm" svg:y1="17.485cm" svg:x2="0.677cm" svg:y2="17.485cm"><text:p/></draw:line><draw:line text:anchor-type="paragraph" draw:z-index="34" draw:name="Forma3" draw:style-name="gr5" draw:text-style-name="P2" svg:x1="0.072cm" svg:y1="19.486cm" svg:x2="0.677cm" svg:y2="19.486cm"><text:p/></draw:line><draw:custom-shape text:anchor-type="paragraph" draw:z-index="35" draw:style-name="gr11" draw:text-style-name="P6" svg:width="3.202cm" svg:height="1.218cm" svg:x="13.679cm" svg:y="6.585cm"><text:p text:style-name="P5"><text:span text:style-name="T2">Redazione </text:span></text:p><text:p text:style-name="P5"><text:span text:style-name="T2">storyboard</text:span></text:p><draw:enhanced-geometry svg:viewBox="0 0 21600 21600" draw:type="rectangle" draw:enhanced-path="M 0 0 L 21600 0 21600 21600 0 21600 0 0 Z N"/></draw:custom-shape><draw:custom-shape text:anchor-type="paragraph" draw:z-index="36" draw:style-name="gr11" draw:text-style-name="P6" svg:width="3.202cm" svg:height="1.218cm" svg:x="13.679cm" svg:y="8.585cm"><text:p text:style-name="P5"><text:span text:style-name="T2">Implementazione </text:span></text:p><text:p text:style-name="P5"><text:span text:style-name="T2">delle funzionalità</text:span></text:p><draw:enhanced-geometry svg:viewBox="0 0 21600 21600" draw:type="rectangle" draw:enhanced-path="M 0 0 L 21600 0 21600 21600 0 21600 0 0 Z N"/></draw:custom-shape><draw:line text:anchor-type="paragraph" draw:z-index="37" draw:name="Forma1" draw:style-name="gr5" draw:text-style-name="P2" svg:x1="13.862cm" svg:y1="9.802cm" svg:x2="13.862cm" svg:y2="12.591cm"><text:p/></draw:line><draw:line text:anchor-type="paragraph" draw:z-index="38" draw:name="Forma2" draw:style-name="gr5" draw:text-style-name="P2" svg:x1="13.862cm" svg:y1="11.21cm" svg:x2="14.446cm" svg:y2="11.21cm"><text:p/></draw:line><draw:line text:anchor-type="paragraph" draw:z-index="39" draw:name="Forma3" draw:style-name="gr5" draw:text-style-name="P2" svg:x1="13.862cm" svg:y1="12.591cm" svg:x2="14.467cm" svg:y2="12.591cm"><text:p/></draw:line><draw:custom-shape text:anchor-type="paragraph" draw:z-index="40" draw:style-name="gr11" draw:text-style-name="P6" svg:width="3.202cm" svg:height="1.218cm" svg:x="14.441cm" svg:y="10.585cm"><text:p text:style-name="P5"><text:span text:style-name="T2">Implementazione </text:span></text:p><text:p text:style-name="P5"><text:span text:style-name="T2">Backend</text:span></text:p><draw:enhanced-geometry svg:viewBox="0 0 21600 21600" draw:type="rectangle" draw:enhanced-path="M 0 0 L 21600 0 21600 21600 0 21600 0 0 Z N"/></draw:custom-shape><draw:custom-shape text:anchor-type="paragraph" draw:z-index="41" draw:style-name="gr11" draw:text-style-name="P6" svg:width="3.202cm" svg:height="1.218cm" svg:x="14.441cm" svg:y="12.194cm"><text:p text:style-name="P5"><text:span text:style-name="T2">Implementazione</text:span></text:p><text:p text:style-name="P5"><text:span text:style-name="T2">Frontend</text:span></text:p><draw:enhanced-geometry svg:viewBox="0 0 21600 21600" draw:type="rectangle" draw:enhanced-path="M 0 0 L 21600 0 21600 21600 0 21600 0 0 Z N"/></draw:custom-shape><draw:custom-shape text:anchor-type="paragraph" draw:z-index="42" draw:style-name="gr3" draw:text-style-name="P4" svg:width="3.336cm" svg:height="1.22cm" svg:x="6.713cm" svg:y="5.198cm"><text:p text:style-name="P2"><text:span text:style-name="T1">Base di Dati</text:span></text:p><draw:enhanced-geometry svg:viewBox="0 0 21600 21600" draw:type="rectangle" draw:enhanced-path="M 0 0 L 21600 0 21600 21600 0 21600 0 0 Z N"/></draw:custom-shape><draw:line text:anchor-type="paragraph" draw:z-index="43" draw:name="Forma5" draw:style-name="gr5" draw:text-style-name="P2" svg:x1="8.645cm" svg:y1="2.182cm" svg:x2="8.645cm" svg:y2="3.902cm"><text:p/></draw:line><draw:line text:anchor-type="paragraph" draw:z-index="44" draw:name="Forma6" draw:style-name="gr5" draw:text-style-name="P2" svg:x1="3.671cm" svg:y1="3.902cm" svg:x2="18.594cm" svg:y2="3.902cm"><text:p/></draw:line>WB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1:36:19.835000000</meta:creation-date>
    <dc:date>2018-03-07T10:00:31.852000000</dc:date>
    <meta:editing-duration>PT11M32S</meta:editing-duration>
    <meta:editing-cycles>2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1" meta:word-count="1" meta:character-count="3" meta:non-whitespace-character-count="3"/>
  </office:meta>
</office:document-meta>
</file>